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2.059in"/>
    </style:style>
    <style:style style:name="Table1.C" style:family="table-column">
      <style:table-column-properties style:column-width="1.6771in"/>
    </style:style>
    <style:style style:name="Table1.D" style:family="table-column">
      <style:table-column-properties style:column-width="1.8347in"/>
    </style:style>
    <style:style style:name="Table1.A1" style:family="table-cell">
      <style:table-cell-properties style:vertical-align="middle" fo:padding="0.0194in" fo:border="0.05pt solid #000000"/>
    </style:style>
    <style:style style:name="Table1.A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text-properties officeooo:paragraph-rsid="001b3444"/>
    </style:style>
    <style:style style:name="P6" style:family="paragraph" style:parent-style-name="Table_20_Contents">
      <style:text-properties officeooo:paragraph-rsid="002873b2"/>
    </style:style>
    <style:style style:name="P7" style:family="paragraph" style:parent-style-name="Table_20_Contents">
      <style:text-properties officeooo:paragraph-rsid="0029b7d2"/>
    </style:style>
    <style:style style:name="P8" style:family="paragraph" style:parent-style-name="Text_20_body">
      <style:paragraph-properties fo:text-align="center" style:justify-single-word="false"/>
      <style:text-properties officeooo:paragraph-rsid="0029d29b"/>
    </style:style>
    <style:style style:name="P9" style:family="paragraph" style:parent-style-name="Table_20_Contents">
      <style:text-properties officeooo:paragraph-rsid="002873b2"/>
    </style:style>
    <style:style style:name="P10" style:family="paragraph" style:parent-style-name="Table_20_Contents">
      <style:text-properties officeooo:rsid="002df645" officeooo:paragraph-rsid="002df645"/>
    </style:style>
    <style:style style:name="P11" style:family="paragraph" style:parent-style-name="Table_20_Contents">
      <style:text-properties officeooo:rsid="002f7008" officeooo:paragraph-rsid="002f7008"/>
    </style:style>
    <style:style style:name="P12" style:family="paragraph" style:parent-style-name="Table_20_Contents">
      <style:text-properties fo:font-weight="bold" officeooo:rsid="002df645" officeooo:paragraph-rsid="002df645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10e180" style:font-size-asian="12pt" style:font-size-complex="12pt"/>
    </style:style>
    <style:style style:name="T7" style:family="text">
      <style:text-properties fo:font-size="12pt" officeooo:rsid="0014e099" style:font-size-asian="12pt" style:font-size-complex="12pt"/>
    </style:style>
    <style:style style:name="T8" style:family="text">
      <style:text-properties fo:font-size="12pt" officeooo:rsid="001b37eb" style:font-size-asian="12pt" style:font-size-complex="12pt"/>
    </style:style>
    <style:style style:name="T9" style:family="text">
      <style:text-properties fo:font-size="12pt" officeooo:rsid="002663ae" style:font-size-asian="12pt" style:font-size-complex="12pt"/>
    </style:style>
    <style:style style:name="T10" style:family="text">
      <style:text-properties fo:font-size="12pt" officeooo:rsid="002df645" style:font-size-asian="12pt" style:font-size-complex="12pt"/>
    </style:style>
    <style:style style:name="T11" style:family="text">
      <style:text-properties fo:font-size="12pt" officeooo:rsid="002f70ea" style:font-size-asian="12pt" style:font-size-complex="12pt"/>
    </style:style>
    <style:style style:name="T12" style:family="text">
      <style:text-properties officeooo:rsid="00132996"/>
    </style:style>
    <style:style style:name="T13" style:family="text">
      <style:text-properties officeooo:rsid="002002a0"/>
    </style:style>
    <style:style style:name="T14" style:family="text">
      <style:text-properties officeooo:rsid="002873b2"/>
    </style:style>
    <style:style style:name="T15" style:family="text">
      <style:text-properties officeooo:rsid="0029b7d2"/>
    </style:style>
    <style:style style:name="T16" style:family="text">
      <style:text-properties officeooo:rsid="002afecd"/>
    </style:style>
    <style:style style:name="T17" style:family="text">
      <style:text-properties officeooo:rsid="002df645"/>
    </style:style>
    <style:style style:name="T18" style:family="text">
      <style:text-properties officeooo:rsid="002f70ea"/>
    </style:style>
    <style:style style:name="T19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text:span text:style-name="T13">1</text:span></text:p>
      <text:p text:style-name="Standard"/>
      <text:p text:style-name="P8"><text:span text:style-name="Strong_20_Emphasis"><text:span text:style-name="T4">HW_0</text:span></text:span><text:span text:style-name="Strong_20_Emphasis"><text:span text:style-name="T10">9</text:span></text:span><text:span text:style-name="Strong_20_Emphasis"><text:span text:style-name="T6">.</text:span></text:span><text:span text:style-name="Strong_20_Emphasis"><text:span text:style-name="T7">1 </text:span></text:span><text:span text:style-name="Strong_20_Emphasis"><text:span text:style-name="T4"><text:s text:c="2"/></text:span></text:span><text:span text:style-name="Strong_20_Emphasis"><text:span text:style-name="T11">Technical Translation and Terminology </text:span></text:span><text:span text:style-name="Strong_20_Emphasis"><text:span text:style-name="T8">Rubric </text:span></text:span><text:span text:style-name="Strong_20_Emphasis"><text:span text:style-name="T4"><text:s/></text:span></text:span><text:span text:style-name="Strong_20_Emphasis"><text:span text:style-name="T5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67684871">
              <text:p text:style-name="Standard"/>
            </text:section>
          </text:section>
        </text:section>
        <text:section text:style-name="Sect1" text:name="md-content-275194710">
          <text:section text:style-name="Sect1" text:name="md-content-28305861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Criteria</text:p>
                  </table:table-cell>
                  <table:table-cell table:style-name="Table1.A1" office:value-type="string">
                    <text:p text:style-name="Table_20_Heading">3 Points (Excellent)</text:p>
                  </table:table-cell>
                  <table:table-cell table:style-name="Table1.A1" office:value-type="string">
                    <text:p text:style-name="Table_20_Heading">2 Points (Satisfactory)</text:p>
                  </table:table-cell>
                  <table:table-cell table:style-name="Table1.A1" office:value-type="string">
                    <text:p text:style-name="Table_20_Heading">1 Point (Needs Improvement)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Table_20_Contents"><text:span text:style-name="Strong_20_Emphasis">Document</text:span><text:span text:style-name="Strong_20_Emphasis"><text:span text:style-name="T14"> </text:span></text:span><text:span text:style-name="Strong_20_Emphasis">Translation Accuracy / </text:span><text:span text:style-name="Strong_20_Emphasis"><text:span text:style-name="T14">Comprehension</text:span></text:span></text:p>
                  <text:p text:style-name="P6"><text:span text:style-name="Strong_20_Emphasis"><text:span text:style-name="T14">(Task </text:span></text:span><text:span text:style-name="Strong_20_Emphasis"><text:span text:style-name="T17">2a</text:span></text:span><text:span text:style-name="Strong_20_Emphasis"><text:span text:style-name="T14">)</text:span></text:span></text:p>
                </table:table-cell>
                <table:table-cell table:style-name="Table1.A1" office:value-type="string">
                  <text:p text:style-name="Table_20_Contents">Precise translation maintaining technical terminology, context, and nuanced language; captures all technical specifications with 95-100% accuracy</text:p>
                </table:table-cell>
                <table:table-cell table:style-name="Table1.A1" office:value-type="string">
                  <text:p text:style-name="Table_20_Contents">Mostly accurate translation with minor linguistic or technical imprecisions; 80-94% accuracy</text:p>
                </table:table-cell>
                <table:table-cell table:style-name="Table1.A1" office:value-type="string">
                  <text:p text:style-name="Table_20_Contents">Significant translation errors; missing key technical details; less than 80% accuracy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Document</text:span><text:span text:style-name="Strong_20_Emphasis"><text:span text:style-name="T14">s </text:span></text:span><text:span text:style-name="Strong_20_Emphasis">Translation Accuracy / </text:span><text:span text:style-name="Strong_20_Emphasis"><text:span text:style-name="T14">Comprehension</text:span></text:span></text:p>
                  <text:p text:style-name="P6"><text:span text:style-name="Strong_20_Emphasis"><text:span text:style-name="T14">(Task </text:span></text:span><text:span text:style-name="Strong_20_Emphasis"><text:span text:style-name="T17">2b</text:span></text:span><text:span text:style-name="Strong_20_Emphasis"><text:span text:style-name="T14">)</text:span></text:span></text:p>
                </table:table-cell>
                <table:table-cell table:style-name="Table1.A1" office:value-type="string">
                  <text:p text:style-name="Table_20_Contents">Precise translation maintaining technical terminology, context, and nuanced language; captures all technical specifications with 95-100% accuracy</text:p>
                </table:table-cell>
                <table:table-cell table:style-name="Table1.A1" office:value-type="string">
                  <text:p text:style-name="Table_20_Contents">Mostly accurate translation with minor linguistic or technical imprecisions; 80-94% accuracy</text:p>
                </table:table-cell>
                <table:table-cell table:style-name="Table1.A1" office:value-type="string">
                  <text:p text:style-name="Table_20_Contents">Significant translation errors; missing key technical details; less than 80% accuracy</text:p>
                </table:table-cell>
              </table:table-row>
              <table:table-row>
                <table:table-cell table:style-name="Table1.A4" office:value-type="string">
                  <text:p text:style-name="P12">Critique</text:p>
                  <text:p text:style-name="P12">(Task3) </text:p>
                </table:table-cell>
                <table:table-cell table:style-name="Table1.A4" office:value-type="string">
                  <text:p text:style-name="P11">Advantages and disadvantages well-documented; opinion well-reasoned</text:p>
                </table:table-cell>
                <table:table-cell table:style-name="Table1.A4" office:value-type="string">
                  <text:p text:style-name="P11">Advantages and disadvantages somewhat documented; opinion expressed</text:p>
                </table:table-cell>
                <table:table-cell table:style-name="Table1.A4" office:value-type="string">
                  <text:p text:style-name="P11">Advantages and disadvantages poorly documented; opinion unfounded</text:p>
                </table:table-cell>
              </table:table-row>
              <table:table-row>
                <table:table-cell table:style-name="Table1.A4" office:value-type="string">
                  <text:p text:style-name="Table_20_Contents"><text:span text:style-name="Strong_20_Emphasis">Terminology Bilingual Definition</text:span><text:span text:style-name="Strong_20_Emphasis"><text:span text:style-name="T15">s</text:span></text:span></text:p>
                  <text:p text:style-name="P7"><text:span text:style-name="Strong_20_Emphasis"><text:span text:style-name="T15">(Task </text:span></text:span><text:span text:style-name="Strong_20_Emphasis"><text:span text:style-name="T18">4</text:span></text:span><text:span text:style-name="Strong_20_Emphasis"><text:span text:style-name="T15">)</text:span></text:span></text:p>
                </table:table-cell>
                <table:table-cell table:style-name="Table1.A4" office:value-type="string">
                  <text:p text:style-name="Table_20_Contents">Comprehensive definitions in Spanish and English for all <text:span text:style-name="T17">7</text:span>6 terms; includes technical context, professional usage, and industry-specific applications</text:p>
                </table:table-cell>
                <table:table-cell table:style-name="Table1.A4" office:value-type="string">
                  <text:p text:style-name="Table_20_Contents">Definitions cover most terms with moderate technical depth; some contextual information missing</text:p>
                </table:table-cell>
                <table:table-cell table:style-name="Table1.A4" office:value-type="string">
                  <text:p text:style-name="Table_20_Contents">Incomplete or superficial definitions; lacks technical precision and contextual understanding</text:p>
                </table:table-cell>
              </table:table-row>
              <table:table-row>
                <table:table-cell table:style-name="Table1.A4" office:value-type="string">
                  <text:p text:style-name="Table_20_Contents"><text:span text:style-name="Strong_20_Emphasis"><text:span text:style-name="T14">Writing Quality and </text:span></text:span><text:span text:style-name="Strong_20_Emphasis"><text:span text:style-name="T15">Presentation</text:span></text:span></text:p>
                </table:table-cell>
                <table:table-cell table:style-name="Table1.A4" office:value-type="string">
                  <text:p text:style-name="Table_20_Contents">Perfectly formatted document following all specified guidelines; clean, professional presentation</text:p>
                </table:table-cell>
                <table:table-cell table:style-name="Table1.A4" office:value-type="string">
                  <text:p text:style-name="Table_20_Contents">Minor formatting inconsistencies; generally meets professional standards</text:p>
                </table:table-cell>
                <table:table-cell table:style-name="Table1.A4" office:value-type="string">
                  <text:p text:style-name="Table_20_Contents">Significant formatting errors; unprofessional document presentation</text:p>
                </table:table-cell>
              </table:table-row>
            </table:table>
            <text:p text:style-name="Text_20_body"><text:span text:style-name="Strong_20_Emphasis"/></text:p>
            <text:p text:style-name="Text_20_body"><text:span text:style-name="Strong_20_Emphasis"/></text:p>
            <text:p text:style-name="Text_20_body"><text:span text:style-name="Strong_20_Emphasis"/></text:p>
          </text:section>
        </text:section>
        <text:p text:style-name="P5"><text:soft-page-break/><text:span text:style-name="Strong_20_Emphasis">A</text:span><text:span text:style-name="Strong_20_Emphasis"><text:span text:style-name="T12">ssignment</text:span></text:span><text:span text:style-name="Strong_20_Emphasis">:</text:span></text:p>
        <text:p text:style-name="Standard">HW_09.1<text:tab/>[Due: 01 Apr 2025]</text:p>
        <text:p text:style-name="Standard"/>
        <text:p text:style-name="Standard">Standard format EXCEPT for double-spaced text; text should be single-spaced. </text:p>
        <text:p text:style-name="Standard">If possible, print your assignment double-sided or duplex.</text:p>
        <text:p text:style-name="Standard"/>
        <text:p text:style-name="Standard">--- Task 1 </text:p>
        <text:p text:style-name="Standard">Read/Scan:</text:p>
        <text:p text:style-name="Standard"><text:tab/>a) 6G_Wireless1.pdf </text:p>
        <text:p text:style-name="Standard"><text:tab/>b) 6G_Wireless2.pdf </text:p>
        <text:p text:style-name="Standard"/>
        <text:p text:style-name="Standard">--- Task 2</text:p>
        <text:p text:style-name="Standard">Translate:</text:p>
        <text:p text:style-name="Standard"><text:tab/>i) Translate the Abstract and the Introduction of 6G_Wireless1.pdf into Spanish</text:p>
        <text:p text:style-name="Standard"><text:tab/>ii) Translate the Abstract and Section II.A (What Should 6G Be?) of 6G_Wireless2.pdf into <text:tab/>Spanish.</text:p>
        <text:p text:style-name="Standard"/>
        <text:p text:style-name="Standard">--- Task 3</text:p>
        <text:p text:style-name="Standard">Critique:</text:p>
        <text:p text:style-name="Standard"><text:tab/>Assuming that the descriptions and predictions of the 6G world come to pass, is this a world you want to live in? That is, highlight some of the advantages and disadvantages of a such a world. Do you have any ethical, moral, or other concerns about this world? <text:s/>Explain.</text:p>
        <text:p text:style-name="Standard"/>
        <text:p text:style-name="Standard">--- Task 4</text:p>
        <text:p text:style-name="Standard">Vocab (76):</text:p>
        <text:p text:style-name="Standard">Define the terms below in both Spanish and English. Add any new words to your dictionary.</text:p>
        <text:p text:style-name="Standard"/>
        <text:p text:style-name="Standard"><text:tab/>actuator</text:p>
        <text:p text:style-name="Standard"><text:tab/>ad-hoc</text:p>
        <text:p text:style-name="Standard"><text:tab/>algorithm</text:p>
        <text:p text:style-name="Standard"><text:tab/>anions</text:p>
        <text:p text:style-name="Standard"><text:tab/>autonomous</text:p>
        <text:p text:style-name="Standard"><text:tab/>attenuation</text:p>
        <text:p text:style-name="Standard"><text:tab/>backscatter communication</text:p>
        <text:p text:style-name="Standard"><text:tab/>bandwidth</text:p>
        <text:p text:style-name="Standard"><text:tab/>beamformimg</text:p>
        <text:p text:style-name="Standard"><text:tab/>big data analytics</text:p>
        <text:p text:style-name="Standard"><text:tab/>biosensors</text:p>
        <text:p text:style-name="Standard"><text:tab/>blockchain</text:p>
        <text:p text:style-name="Standard"><text:tab/>cations</text:p>
        <text:p text:style-name="Standard"><text:tab/>cell-free communications</text:p>
        <text:p text:style-name="Standard"><text:tab/>channel capacity</text:p>
        <text:p text:style-name="Standard"><text:tab/>converge</text:p>
        <text:p text:style-name="Standard"><text:tab/>cost-effective</text:p>
        <text:p text:style-name="Standard"><text:tab/>cryptography</text:p>
        <text:p text:style-name="Standard"><text:tab/>cyber-attacks</text:p>
        <text:p text:style-name="Standard"><text:soft-page-break/><text:tab/>cybersecurity</text:p>
        <text:p text:style-name="Standard"><text:tab/>dataset</text:p>
        <text:p text:style-name="Standard"><text:tab/>decentralized</text:p>
        <text:p text:style-name="Standard"><text:tab/>demodulation</text:p>
        <text:p text:style-name="Standard"><text:tab/>deployment</text:p>
        <text:p text:style-name="Standard"><text:tab/>diffusion</text:p>
        <text:p text:style-name="Standard"><text:tab/>disengage</text:p>
        <text:p text:style-name="Standard"><text:tab/>disruptive</text:p>
        <text:p text:style-name="Standard"><text:tab/>dynamic network slicing</text:p>
        <text:p text:style-name="Standard"><text:tab/>embedded</text:p>
        <text:p text:style-name="Standard"><text:tab/>erogeneity</text:p>
        <text:p text:style-name="Standard"><text:tab/>far-infrared</text:p>
        <text:p text:style-name="Standard"><text:tab/>fidelity</text:p>
        <text:p text:style-name="Standard"><text:tab/>free-space optical network</text:p>
        <text:p text:style-name="Standard"><text:tab/>gadgets</text:p>
        <text:p text:style-name="Standard"><text:tab/>hologram</text:p>
        <text:p text:style-name="Standard"><text:tab/>holographic beamforming</text:p>
        <text:p text:style-name="Standard"><text:tab/>illegitimate</text:p>
        <text:p text:style-name="Standard"><text:tab/>immutability</text:p>
        <text:p text:style-name="Standard"><text:tab/>impedance</text:p>
        <text:p text:style-name="Standard"><text:tab/>incentivize</text:p>
        <text:p text:style-name="Standard"><text:tab/>indispensable</text:p>
        <text:p text:style-name="Standard"><text:tab/>infeasible</text:p>
        <text:p text:style-name="Standard"><text:tab/>infrastructure</text:p>
        <text:p text:style-name="Standard"><text:tab/>intelligent reflecting surface</text:p>
        <text:p text:style-name="Standard"><text:tab/>interface</text:p>
        <text:p text:style-name="Standard"><text:tab/>interference</text:p>
        <text:p text:style-name="Standard"><text:tab/>interoperability</text:p>
        <text:p text:style-name="Standard"><text:tab/>intrinsically</text:p>
        <text:p text:style-name="Standard"><text:tab/>legacy</text:p>
        <text:p text:style-name="Standard"><text:tab/>latency</text:p>
        <text:p text:style-name="Standard"><text:tab/>machine-learning</text:p>
        <text:p text:style-name="Standard"><text:tab/>malicious</text:p>
        <text:p text:style-name="Standard"><text:tab/>MIMO</text:p>
        <text:p text:style-name="Standard"><text:tab/>modulation</text:p>
        <text:p text:style-name="Standard"><text:tab/>multiplexing</text:p>
        <text:p text:style-name="Standard"><text:tab/>mandatorily</text:p>
        <text:p text:style-name="Standard"><text:tab/>nanoscale</text:p>
        <text:p text:style-name="Standard"><text:tab/>optimization</text:p>
        <text:p text:style-name="Standard"><text:tab/>pharmaceutical</text:p>
        <text:p text:style-name="Standard"><text:tab/>photodetector</text:p>
        <text:p text:style-name="Standard"><text:tab/>polysomnography</text:p>
        <text:p text:style-name="Standard"><text:tab/>proliferate</text:p>
        <text:p text:style-name="Standard"><text:tab/>propagation</text:p>
        <text:p text:style-name="Standard"><text:tab/>protocols</text:p>
        <text:p text:style-name="Standard"><text:tab/>quantum communications</text:p>
        <text:p text:style-name="Standard"><text:tab/>relays</text:p>
        <text:p text:style-name="Standard"><text:soft-page-break/><text:tab/>sabotage</text:p>
        <text:p text:style-name="Standard"><text:tab/>scalable</text:p>
        <text:p text:style-name="Standard"><text:tab/>self-optimization</text:p>
        <text:p text:style-name="Standard"><text:tab/>superimposing</text:p>
        <text:p text:style-name="Standard"><text:tab/>surveillance</text:p>
        <text:p text:style-name="Standard"><text:tab/>synergistic</text:p>
        <text:p text:style-name="Standard"><text:tab/>three-dimensional networking</text:p>
        <text:p text:style-name="Standard"><text:tab/>virtualization</text:p>
        <text:p text:style-name="Standard"><text:tab/>wireless optical technology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7T13:20:12.669033163</dc:date>
    <meta:editing-duration>PT2H7M24S</meta:editing-duration>
    <meta:editing-cycles>40</meta:editing-cycles>
    <meta:generator>LibreOffice/7.3.7.2$Linux_X86_64 LibreOffice_project/30$Build-2</meta:generator>
    <meta:document-statistic meta:table-count="1" meta:image-count="1" meta:object-count="0" meta:page-count="4" meta:paragraph-count="129" meta:word-count="462" meta:character-count="3844" meta:non-whitespace-character-count="3406"/>
  </office:meta>
</office:document-meta>
</file>